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25000000254C473D503E75E010.png" manifest:media-type="image/png"/>
  <manifest:file-entry manifest:full-path="Pictures/100003D8000003D3000003D3FC625CF2D3594C1B.svg" manifest:media-type="image/svg+xml"/>
  <manifest:file-entry manifest:full-path="Pictures/100000010000002500000025CACC508FC7A7D7C4.png" manifest:media-type="image/png"/>
  <manifest:file-entry manifest:full-path="Pictures/10000001000000B900000133264AB9D9C09CC789.png" manifest:media-type="image/png"/>
  <manifest:file-entry manifest:full-path="Pictures/1000043D000003D3000003D3637061112DBE2AA6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  <style:paragraph-properties style:writing-mode="lr-tb"/>
    </style:style>
    <style:style style:name="gr5" style:family="graphic" style:parent-style-name="standard">
      <style:graphic-properties draw:marker-start="Arrowheads_20_1" draw:marker-start-width="0.3cm" draw:marker-end="Arrowheads_20_2" draw:marker-end-width="0.3cm" draw:textarea-vertical-align="middle"/>
      <style:paragraph-properties style:writing-mode="lr-tb"/>
    </style:style>
    <style:style style:name="gr6" style:family="graphic" style:parent-style-name="standard">
      <style:graphic-properties draw:marker-start="Arrowheads_20_3" draw:marker-start-width="0.3cm" draw:marker-end="Arrowheads_20_4" draw:marker-end-width="0.3cm" draw:textarea-vertical-align="middle"/>
      <style:paragraph-properties style:writing-mode="lr-tb"/>
    </style:style>
    <style:style style:name="gr7" style:family="graphic" style:parent-style-name="standard">
      <style:graphic-properties draw:marker-start="Arrowheads_20_5" draw:marker-start-width="0.3cm" draw:marker-end="Arrowheads_20_6" draw:marker-end-width="0.3cm" draw:textarea-vertical-align="middle"/>
      <style:paragraph-properties style:writing-mode="lr-tb"/>
    </style:style>
    <style:style style:name="gr8" style:family="graphic" style:parent-style-name="standard">
      <style:graphic-properties draw:marker-start="Arrowheads_20_7" draw:marker-start-width="0.3cm" draw:marker-end="Arrowheads_20_8" draw:marker-end-width="0.3cm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86cm" fo:min-width="6.622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153cm" svg:height="4.153cm" svg:x="10.795cm" svg:y="11.087cm">
          <draw:image xlink:href="Pictures/1000043D000003D3000003D3637061112DBE2AA6.svg" xlink:type="simple" xlink:show="embed" xlink:actuate="onLoad" draw:mime-type="image/svg+xml">
            <text:p/>
          </draw:image>
          <draw:image xlink:href="Pictures/100000010000002500000025CACC508FC7A7D7C4.png" xlink:type="simple" xlink:show="embed" xlink:actuate="onLoad" draw:mime-type="image/png"/>
        </draw:frame>
        <draw:frame draw:style-name="gr1" draw:text-style-name="P1" draw:layer="layout" svg:width="11.43cm" svg:height="11.43cm" svg:x="15.875cm" svg:y="1.905cm">
          <draw:image xlink:href="Pictures/100003D8000003D3000003D3FC625CF2D3594C1B.svg" xlink:type="simple" xlink:show="embed" xlink:actuate="onLoad" draw:mime-type="image/svg+xml">
            <text:p/>
          </draw:image>
          <draw:image xlink:href="Pictures/1000000100000025000000254C473D503E75E010.png" xlink:type="simple" xlink:show="embed" xlink:actuate="onLoad" draw:mime-type="image/png"/>
        </draw:frame>
        <draw:frame draw:style-name="gr2" draw:text-style-name="P1" draw:layer="layout" svg:width="3.623cm" svg:height="6.012cm" svg:x="8.255cm" svg:y="4.445cm">
          <draw:image xlink:href="Pictures/10000001000000B900000133264AB9D9C09CC789.png" xlink:type="simple" xlink:show="embed" xlink:actuate="onLoad" draw:mime-type="image/png">
            <text:p/>
          </draw:image>
        </draw:frame>
        <draw:line draw:style-name="gr3" draw:text-style-name="P2" draw:layer="layout" svg:x1="8.113cm" svg:y1="4.934cm" svg:x2="11.923cm" svg:y2="4.934cm">
          <text:p/>
        </draw:line>
        <draw:line draw:style-name="gr3" draw:text-style-name="P2" draw:layer="layout" svg:x1="8.178cm" svg:y1="10.074cm" svg:x2="11.988cm" svg:y2="10.074cm">
          <text:p/>
        </draw:line>
        <draw:line draw:style-name="gr4" draw:text-style-name="P2" draw:layer="layout" svg:x1="8.221cm" svg:y1="7.775cm" svg:x2="12.031cm" svg:y2="7.775cm">
          <text:p text:style-name="P1"><text:s text:c="73"/>PLAYER_BODYPART_TORSO</text:p>
        </draw:line>
        <draw:line draw:style-name="gr3" draw:text-style-name="P2" draw:layer="layout" svg:x1="9.042cm" svg:y1="10.268cm" svg:x2="9.042cm" svg:y2="4.553cm">
          <text:p/>
        </draw:line>
        <draw:line draw:style-name="gr3" draw:text-style-name="P2" draw:layer="layout" svg:x1="11.124cm" svg:y1="10.442cm" svg:x2="11.124cm" svg:y2="4.727cm">
          <text:p/>
        </draw:line>
        <draw:line draw:style-name="gr3" draw:text-style-name="P2" draw:layer="layout" svg:x1="9.606cm" svg:y1="10.335cm" svg:x2="9.606cm" svg:y2="4.62cm">
          <text:p/>
        </draw:line>
        <draw:line draw:style-name="gr3" draw:text-style-name="P2" draw:layer="layout" svg:x1="10.625cm" svg:y1="10.293cm" svg:x2="10.625cm" svg:y2="4.578cm">
          <text:p/>
        </draw:line>
        <draw:line draw:style-name="gr5" draw:text-style-name="P1" draw:layer="layout" svg:x1="9.567cm" svg:y1="4.249cm" svg:x2="10.625cm" svg:y2="4.278cm">
          <text:p text:style-name="P1">20-30</text:p>
          <text:p text:style-name="P1"/>
        </draw:line>
        <draw:line draw:style-name="gr6" draw:text-style-name="P1" draw:layer="layout" svg:x1="9.129cm" svg:y1="2.989cm" svg:x2="11.191cm" svg:y2="2.967cm">
          <text:p text:style-name="P1">30-40</text:p>
          <text:p text:style-name="P1"/>
        </draw:line>
        <draw:line draw:style-name="gr7" draw:text-style-name="P1" draw:layer="layout" svg:x1="6.985cm" svg:y1="5.08cm" svg:x2="6.985cm" svg:y2="10.16cm">
          <text:p text:style-name="P1">60</text:p>
        </draw:line>
        <draw:line draw:style-name="gr8" draw:text-style-name="P1" draw:layer="layout" svg:x1="7.62cm" svg:y1="7.62cm" svg:x2="7.62cm" svg:y2="10.16cm">
          <text:p text:style-name="P1">35</text:p>
        </draw:line>
        <draw:frame draw:style-name="gr9" draw:text-style-name="P3" draw:layer="layout" svg:width="6.35cm" svg:height="2.384cm" svg:x="1.905cm" svg:y="2.54cm">
          <draw:text-box>
            <text:p>Adult link</text:p>
            <text:p>Units: oot units</text:p>
          </draw:text-box>
        </draw:frame>
        <draw:custom-shape draw:style-name="gr10" draw:text-style-name="P1" draw:layer="layout" svg:width="8.89cm" svg:height="1.27cm" svg:x="17.145cm" svg:y="9.036cm">
          <text:p text:style-name="P1">75% of image width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5.161cm" svg:height="5.161cm" svg:x="1.189cm" svg:y="8.89cm">
          <draw:image xlink:href="Pictures/100003D8000003D3000003D3FC625CF2D3594C1B.svg" xlink:type="simple" xlink:show="embed" xlink:actuate="onLoad" draw:mime-type="image/svg+xml">
            <text:p/>
          </draw:image>
          <draw:image xlink:href="Pictures/1000000100000025000000254C473D503E75E010.png" xlink:type="simple" xlink:show="embed" xlink:actuate="onLoad" draw:mime-type="image/png"/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5T16:42:37.736423506</meta:creation-date>
    <dc:date>2023-06-25T17:10:07.378362118</dc:date>
    <meta:editing-duration>PT27M27S</meta:editing-duration>
    <meta:editing-cycles>7</meta:editing-cycles>
    <meta:generator>LibreOffice/7.5.4.2$Linux_X86_64 LibreOffice_project/50$Build-2</meta:generator>
    <meta:document-statistic meta:object-count="40"/>
  </office:meta>
</office:document-meta>
</file>